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8000" draw:textarea-horizontal-align="justify" draw:textarea-vertical-align="middle" draw:auto-grow-height="false" fo:min-height="0.466cm" fo:min-width="0.216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svg:stroke-color="#000000" draw:marker-start-width="0.252cm" draw:marker-end-width="0.252cm" draw:fill-color="#ff8000" draw:textarea-horizontal-align="justify" draw:textarea-vertical-align="middle" draw:auto-grow-height="false" fo:min-height="0.466cm" fo:min-width="0.216cm" fo:padding-top="0.142cm" fo:padding-bottom="0.142cm" fo:padding-left="0.267cm" fo:padding-right="0.267cm"/>
    </style:style>
    <style:style style:name="gr3" style:family="graphic" style:parent-style-name="standard">
      <style:graphic-properties svg:stroke-width="0.159cm" svg:stroke-color="#f10d0c" draw:marker-start-width="0.439cm" draw:marker-end-width="0.439cm" svg:stroke-opacity="90%" draw:fill="none" draw:opacity="46%" draw:textarea-horizontal-align="justify" draw:textarea-vertical-align="middle" draw:auto-grow-height="false" fo:min-height="0.34cm" fo:min-width="5.34cm" fo:padding-top="0.205cm" fo:padding-bottom="0.205cm" fo:padding-left="0.33cm" fo:padding-right="0.33cm"/>
    </style:style>
    <style:style style:name="gr4" style:family="graphic" style:parent-style-name="standard">
      <style:graphic-properties svg:stroke-width="0.159cm" svg:stroke-color="#2a6099" draw:marker-start-width="0.439cm" draw:marker-end-width="0.439cm" svg:stroke-opacity="90%" draw:fill="none" draw:opacity="46%" draw:textarea-horizontal-align="justify" draw:textarea-vertical-align="middle" draw:auto-grow-height="false" fo:min-height="0.34cm" fo:min-width="2.34cm" fo:padding-top="0.205cm" fo:padding-bottom="0.205cm" fo:padding-left="0.33cm" fo:padding-right="0.33cm"/>
    </style:style>
    <style:style style:name="gr5" style:family="graphic" style:parent-style-name="standard">
      <style:graphic-properties svg:stroke-width="0.159cm" svg:stroke-color="#2a6099" draw:marker-start-width="0.439cm" draw:marker-end-width="0.439cm" svg:stroke-opacity="80%" draw:fill="none" draw:opacity="46%" draw:textarea-horizontal-align="justify" draw:textarea-vertical-align="middle" draw:auto-grow-height="false" fo:min-height="0.34cm" fo:min-width="2.34cm" fo:padding-top="0.205cm" fo:padding-bottom="0.205cm" fo:padding-left="0.33cm" fo:padding-right="0.33cm"/>
    </style:style>
    <style:style style:name="gr6" style:family="graphic" style:parent-style-name="standard">
      <style:graphic-properties svg:stroke-width="0.159cm" svg:stroke-color="#8d1d75" draw:marker-start-width="0.439cm" draw:marker-end-width="0.439cm" svg:stroke-opacity="90%" draw:fill="none" draw:opacity="46%" draw:textarea-horizontal-align="justify" draw:textarea-vertical-align="middle" draw:auto-grow-height="false" fo:min-height="0.34cm" fo:min-width="0.84cm" fo:padding-top="0.205cm" fo:padding-bottom="0.205cm" fo:padding-left="0.33cm" fo:padding-right="0.3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8000"/>
      <style:paragraph-properties fo:text-align="center"/>
    </style:style>
    <style:style style:name="P2" style:family="paragraph">
      <loext:graphic-properties draw:fill="none" draw:opacity="46%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5cm" svg:height="0.75cm" svg:x="5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5cm" svg:height="0.75cm" svg:x="5.75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5cm" svg:height="0.75cm" svg:x="6.5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5cm" svg:height="0.75cm" svg:x="7.25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5cm" svg:height="0.75cm" svg:x="8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5cm" svg:height="0.75cm" svg:x="8.75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5cm" svg:height="0.75cm" svg:x="9.5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5cm" svg:height="0.75cm" svg:x="10.25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5cm" svg:height="0.75cm" svg:x="11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5cm" svg:height="0.75cm" svg:x="11.75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5cm" svg:height="0.75cm" svg:x="12.5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5cm" svg:height="0.75cm" svg:x="13.25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5cm" svg:height="0.75cm" svg:x="14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5cm" svg:height="0.75cm" svg:x="14.75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5cm" svg:height="0.75cm" svg:x="15.5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75cm" svg:height="0.75cm" svg:x="16.25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5.7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6.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7.2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8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8.7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9.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10.2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11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11.7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12.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13.2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14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14.7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15.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16.25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5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5.75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6.5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7.25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8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8.75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9.5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10.25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11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11.75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12.5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13.25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14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14.75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15.5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16.25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5.7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6.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7.2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8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8.7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9.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10.2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11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11.7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12.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13.2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14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14.7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15.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5cm" svg:height="0.75cm" svg:x="16.2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cm" svg:height="0.75cm" svg:x="5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cm" svg:height="0.75cm" svg:x="11cm" svg:y="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0.75cm" svg:x="5cm" svg:y="5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0.75cm" svg:x="8cm" svg:y="5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0.75cm" svg:x="11cm" svg:y="5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0.75cm" svg:x="14cm" svg:y="5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cm" svg:height="0.75cm" svg:x="5cm" svg:y="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cm" svg:height="0.75cm" svg:x="6.5cm" svg:y="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cm" svg:height="0.75cm" svg:x="8cm" svg:y="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cm" svg:height="0.75cm" svg:x="9.5cm" svg:y="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cm" svg:height="0.75cm" svg:x="11cm" svg:y="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cm" svg:height="0.75cm" svg:x="12.5cm" svg:y="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cm" svg:height="0.75cm" svg:x="14cm" svg:y="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cm" svg:height="0.75cm" svg:x="15.5cm" svg:y="4.1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.75cm" svg:height="0.962cm" svg:x="1.75cm" svg:y="2.788cm">
          <draw:text-box>
            <text:p>16 x int8</text:p>
          </draw:text-box>
        </draw:frame>
        <draw:frame draw:style-name="gr7" draw:text-style-name="P3" draw:layer="layout" svg:width="3cm" svg:height="0.962cm" svg:x="1.75cm" svg:y="4cm">
          <draw:text-box>
            <text:p>8 x fp16</text:p>
          </draw:text-box>
        </draw:frame>
        <draw:frame draw:style-name="gr7" draw:text-style-name="P3" draw:layer="layout" svg:width="3cm" svg:height="0.962cm" svg:x="1.75cm" svg:y="5.2cm">
          <draw:text-box>
            <text:p>4 x fp32</text:p>
          </draw:text-box>
        </draw:frame>
        <draw:frame draw:style-name="gr7" draw:text-style-name="P3" draw:layer="layout" svg:width="3cm" svg:height="0.962cm" svg:x="1.75cm" svg:y="6.4cm">
          <draw:text-box>
            <text:p>2 x fp6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4T14:07:59.169761339</meta:creation-date>
    <dc:date>2023-12-14T15:07:45.356976069</dc:date>
    <meta:editing-duration>PT38M42S</meta:editing-duration>
    <meta:editing-cycles>1</meta:editing-cycles>
    <meta:generator>LibreOffice/7.3.7.2$Linux_X86_64 LibreOffice_project/30$Build-2</meta:generator>
    <meta:document-statistic meta:object-count="82"/>
  </office:meta>
</office:document-meta>
</file>